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81d41a" draw:textarea-horizontal-align="justify" draw:textarea-vertical-align="middle" draw:auto-grow-height="false" fo:min-height="1.684cm" fo:min-width="3.785cm" fo:wrap-option="wrap"/>
      <style:paragraph-properties style:writing-mode="lr-tb"/>
    </style:style>
    <style:style style:name="gr2"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6.035cm" fo:min-width="7.089cm" fo:padding-top="0.15cm" fo:padding-bottom="0.15cm" fo:padding-left="0.275cm" fo:padding-right="0.275cm"/>
    </style:style>
    <style:style style:name="gr3" style:family="graphic" style:parent-style-name="standard">
      <style:graphic-properties draw:fill="solid" draw:fill-color="#ffb66c" draw:textarea-horizontal-align="justify" draw:textarea-vertical-align="middle" draw:auto-grow-height="false" fo:min-height="2.15cm" fo:min-width="21.657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A4">
      <style:graphic-properties svg:stroke-width="0.051cm" svg:stroke-color="#000000" draw:marker-start-width="0.279cm" draw:marker-end-width="0.279cm" draw:fill="none" draw:fill-color="#ffde59" draw:textarea-horizontal-align="justify" draw:textarea-vertical-align="middle" draw:auto-grow-height="false" fo:min-height="3.941cm" fo:min-width="2.013cm" fo:padding-top="0.025cm" fo:padding-bottom="0.025cm" fo:padding-left="0.025cm" fo:padding-right="0.025cm"/>
    </style:style>
    <style:style style:name="gr6" style:family="graphic" style:parent-style-name="A4">
      <style:graphic-properties svg:stroke-width="0.051cm" svg:stroke-color="#000000" draw:marker-start-width="0.279cm" draw:marker-end-width="0.279cm" draw:fill="none" draw:fill-color="#ffde59" draw:textarea-horizontal-align="justify" draw:textarea-vertical-align="middle" draw:auto-grow-height="false" fo:min-height="3.891cm" fo:min-width="1.963cm" fo:padding-top="0.025cm" fo:padding-bottom="0.025cm" fo:padding-left="0.025cm" fo:padding-right="0.025cm"/>
    </style:style>
    <style:style style:name="P1" style:family="paragraph">
      <style:paragraph-properties fo:text-align="center"/>
      <style:text-properties fo:font-size="24pt"/>
    </style:style>
    <style:style style:name="P2" style:family="paragraph">
      <loext:graphic-properties draw:fill="solid" draw:fill-color="#81d41a"/>
      <style:paragraph-properties fo:text-align="center"/>
      <style:text-properties fo:font-size="24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ffb66c"/>
      <style:paragraph-properties fo:text-align="center"/>
      <style:text-properties fo:font-size="24pt"/>
    </style:style>
    <style:style style:name="P6" style:family="paragraph">
      <style:text-properties fo:font-size="24pt"/>
    </style:style>
    <style:style style:name="P7" style:family="paragraph">
      <loext:graphic-properties draw:fill="none" draw:fill-color="#ffffff"/>
      <style:text-properties fo:font-size="24pt"/>
    </style:style>
    <style:style style:name="P8" style:family="paragraph">
      <loext:graphic-properties draw:fill="none" draw:fill-color="#ffde59"/>
      <style:paragraph-properties fo:text-align="center"/>
    </style:style>
    <style:style style:name="T1"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559cm" svg:height="2.981cm" svg:x="5.85cm" svg:y="13.64cm">
          <text:p text:style-name="P1"><text:span text:style-name="T1">Organi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7.639cm" svg:height="6.335cm" svg:x="5.217cm" svg:y="13.006cm">
          <text:p/>
          <draw:enhanced-geometry svg:viewBox="0 0 21600 21600" draw:type="rectangle" draw:enhanced-path="M 0 0 L 21600 0 21600 21600 0 21600 0 0 Z N"/>
        </draw:custom-shape>
        <draw:custom-shape draw:style-name="gr3" draw:text-style-name="P5" draw:layer="layout" svg:width="22.156cm" svg:height="3.838cm" svg:x="4.355cm" svg:y="4.221cm">
          <text:p text:style-name="P4"><text:span text:style-name="T1">Connector Hos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7" draw:layer="layout" svg:width="6.615cm" svg:height="1.195cm" svg:x="5.813cm" svg:y="17.291cm">
          <draw:text-box>
            <text:p text:style-name="P6"><text:span text:style-name="T1">Agent Container</text:span></text:p>
          </draw:text-box>
        </draw:frame>
        <draw:custom-shape draw:style-name="gr5" draw:text-style-name="P8" draw:layer="layout" svg:width="4.025cm" svg:height="4.919cm" svg:x="6.969cm" svg:y="8.0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2" draw:layer="layout" svg:width="6.559cm" svg:height="2.981cm" svg:x="5.85cm" svg:y="13.639cm">
          <text:p text:style-name="P1"><text:span text:style-name="T1">Organi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7.639cm" svg:height="6.335cm" svg:x="5.217cm" svg:y="13.005cm">
          <text:p/>
          <draw:enhanced-geometry svg:viewBox="0 0 21600 21600" draw:type="rectangle" draw:enhanced-path="M 0 0 L 21600 0 21600 21600 0 21600 0 0 Z N"/>
        </draw:custom-shape>
        <draw:frame draw:style-name="gr4" draw:text-style-name="P7" draw:layer="layout" svg:width="6.615cm" svg:height="1.195cm" svg:x="5.813cm" svg:y="17.29cm">
          <draw:text-box>
            <text:p text:style-name="P6"><text:span text:style-name="T1">Agent Container</text:span></text:p>
          </draw:text-box>
        </draw:frame>
        <draw:custom-shape draw:style-name="gr6" draw:text-style-name="P8" draw:layer="layout" svg:width="4.025cm" svg:height="4.919cm" svg:x="6.969cm" svg:y="8.0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2" draw:layer="layout" svg:width="6.559cm" svg:height="2.981cm" svg:x="17.254cm" svg:y="13.614cm">
          <text:p text:style-name="P1"><text:span text:style-name="T1">Organi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7.639cm" svg:height="6.335cm" svg:x="16.621cm" svg:y="12.98cm">
          <text:p/>
          <draw:enhanced-geometry svg:viewBox="0 0 21600 21600" draw:type="rectangle" draw:enhanced-path="M 0 0 L 21600 0 21600 21600 0 21600 0 0 Z N"/>
        </draw:custom-shape>
        <draw:frame draw:style-name="gr4" draw:text-style-name="P7" draw:layer="layout" svg:width="6.615cm" svg:height="1.195cm" svg:x="17.217cm" svg:y="17.265cm">
          <draw:text-box>
            <text:p text:style-name="P6"><text:span text:style-name="T1">Agent Container</text:span></text:p>
          </draw:text-box>
        </draw:frame>
        <draw:custom-shape draw:style-name="gr6" draw:text-style-name="P8" draw:layer="layout" svg:width="4.025cm" svg:height="4.919cm" svg:x="18.373cm" svg:y="8.06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2" draw:layer="layout" svg:width="6.559cm" svg:height="2.981cm" svg:x="17.254cm" svg:y="13.613cm">
          <text:p text:style-name="P1"><text:span text:style-name="T1">Organi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7.639cm" svg:height="6.335cm" svg:x="16.621cm" svg:y="12.979cm">
          <text:p/>
          <draw:enhanced-geometry svg:viewBox="0 0 21600 21600" draw:type="rectangle" draw:enhanced-path="M 0 0 L 21600 0 21600 21600 0 21600 0 0 Z N"/>
        </draw:custom-shape>
        <draw:frame draw:style-name="gr4" draw:text-style-name="P7" draw:layer="layout" svg:width="6.615cm" svg:height="1.195cm" svg:x="17.217cm" svg:y="17.264cm">
          <draw:text-box>
            <text:p text:style-name="P6"><text:span text:style-name="T1">Agent Container</text:span></text:p>
          </draw:text-box>
        </draw:frame>
        <draw:custom-shape draw:style-name="gr6" draw:text-style-name="P8" draw:layer="layout" svg:width="4.025cm" svg:height="4.919cm" svg:x="18.373cm" svg:y="8.0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1-27T14:27:55.095267113</meta:creation-date>
    <dc:date>2021-11-27T14:48:42.238732408</dc:date>
    <meta:editing-duration>PT10M16S</meta:editing-duration>
    <meta:editing-cycles>2</meta:editing-cycles>
    <meta:generator>LibreOffice/7.2.2.2$Linux_X86_64 LibreOffice_project/20$Build-2</meta:generator>
    <meta:document-statistic meta:object-count="17"/>
  </office:meta>
</office:document-meta>
</file>